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R 3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table:formula="of:=COUNTA([.A1:.A100])" office:value-type="float" office:value="99">
            <text:p>99</text:p>
          </table:table-cell>
          <table:table-cell table:formula="of:=COUNTA([.B1:.B100])" office:value-type="float" office:value="9">
            <text:p>9</text:p>
          </table:table-cell>
        </table:table-row>
      </table:table>
      <table:table table:name="VR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2O Verbal Reasining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b</text:p>
          </table:table-cell>
          <table:table-cell table:number-columns-repeated="2"/>
          <table:table-cell table:formula="of:=COUNTA([.A1:.A65])" office:value-type="float" office:value="47">
            <text:p>47</text:p>
          </table:table-cell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6">06/04/2020</text:date>, <text:time>20:5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3T15:06:52</meta:creation-date>
    <meta:generator>OpenOffice/4.1.6$Unix OpenOffice.org_project/416m1$Build-9790</meta:generator>
    <dc:date>2020-04-06T20:55:30</dc:date>
    <dc:creator>Akshat Zala</dc:creator>
    <meta:editing-duration>PT1H28M42S</meta:editing-duration>
    <meta:editing-cycles>23</meta:editing-cycles>
    <meta:document-statistic meta:table-count="3" meta:cell-count="158" meta:object-count="0"/>
  </office:meta>
</office:document-meta>
</file>